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standard">
      <style:graphic-properties draw:fill-color="#6699cc"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vertical-align="middle" draw:auto-grow-height="false" fo:min-height="0cm" fo:min-width="0cm"/>
    </style:style>
    <style:style style:name="gr7" style:family="graphic" style:parent-style-name="standard">
      <style:graphic-properties draw:fill-color="#ff6666" draw:textarea-horizontal-align="justify" draw:textarea-vertical-align="middle" draw:auto-grow-height="false" fo:min-height="0cm" fo:min-width="0cm" fo:wrap-option="no-wrap"/>
    </style:style>
    <style:style style:name="gr8" style:family="graphic" style:parent-style-name="standard">
      <style:graphic-properties draw:textarea-vertical-align="middle" draw:auto-grow-height="false" fo:min-height="0.749cm" fo:min-width="0.499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paragraph-properties fo:text-align="center"/>
      <style:text-properties fo:font-size="12pt" style:font-size-asian="12pt" style:font-size-complex="12pt"/>
    </style:style>
    <style:style style:name="T1" style:family="text">
      <style:text-properties fo:font-size="11pt" style:font-size-asian="11pt" style:font-size-complex="11pt"/>
    </style:style>
    <style:style style:name="T2" style:family="text">
      <style:text-properties fo:font-size="12pt" style:font-size-asian="12pt" style:font-size-complex="12pt"/>
    </style:style>
    <style:style style:name="T3"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2cm" svg:height="0.9cm" svg:x="13.9cm" svg:y="4.5cm">
          <text:p text:style-name="P1">aimless</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3.3cm" svg:height="0.9cm" svg:x="8.2cm" svg:y="1.9cm">
          <text:p text:style-name="P2"><text:span text:style-name="T1">{OwnPid,Register}</text:span></text:p>
          <draw:enhanced-geometry svg:viewBox="0 0 21600 21600" draw:glue-points="10800 0 0 10800 10800 21600 21600 10800 ?f40 ?f41" draw:text-areas="0 0 21600 21600" draw:type="rectangular-callout" draw:modifiers="36368.6155710391 30566.03773584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1" draw:layer="layout" svg:width="2.2cm" svg:height="0.9cm" svg:x="13.9cm" svg:y="3.1cm">
          <text:p text:style-name="P1">init</text:p>
          <draw:enhanced-geometry svg:viewBox="0 0 21600 21600" draw:glue-points="10800 0 0 10800 10800 21600 21600 10800" draw:type="flowchart-process" draw:enhanced-path="M 0 0 L 21600 0 21600 21600 0 21600 0 0 Z N"/>
        </draw:custom-shape>
        <draw:custom-shape draw:style-name="gr2" draw:text-style-name="P1" xml:id="id6" draw:id="id6" draw:layer="layout" svg:width="5cm" svg:height="6.8cm" svg:x="0.8cm" svg:y="2.3cm">
          <text:p text:style-name="P1">The rest of the</text:p>
          <text:p text:style-name="P1">Univers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xml:id="id1" draw:id="id1" draw:layer="layout" svg:width="3cm" svg:height="0.8cm" svg:x="6cm" svg:y="4.1cm">
          <text:p text:style-name="P2"><text:span text:style-name="T1">{ok,PositionPid}</text:span></text:p>
          <draw:enhanced-geometry svg:viewBox="0 0 21600 21600" draw:glue-points="10800 0 0 10800 10800 21600 21600 10800 ?f40 ?f41" draw:text-areas="0 0 21600 21600" draw:type="rectangular-callout" draw:modifiers="-215.928023992003 27235.95505617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4" draw:text-style-name="P1" draw:layer="layout" draw:line-skew="1.249cm" svg:x1="9cm" svg:y1="4.5cm" svg:x2="14.7cm" svg:y2="5.75cm" draw:start-shape="id1" draw:start-glue-point="7" draw:end-shape="id2" svg:d="m9000 4500h4100v1250h1600" svg:viewBox="0 0 5701 1251">
          <text:p/>
        </draw:connector>
        <draw:custom-shape draw:style-name="gr5" draw:text-style-name="P1" draw:layer="layout" svg:width="0.6cm" svg:height="0.5cm" svg:x="14.7cm" svg:y="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 draw:text-style-name="P1" draw:layer="layout" svg:width="3.9cm" svg:height="1.1cm" svg:x="13.1cm" svg:y="6.2cm">
          <text:p text:style-name="P1">wait_aiml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xml:id="id2" draw:id="id2" draw:layer="layout" svg:width="0.6cm" svg:height="0.7cm" svg:x="14.7cm" svg:y="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3" xml:id="id5" draw:id="id5" draw:layer="layout" svg:width="5.8cm" svg:height="0.9cm" svg:x="7cm" svg:y="5.2cm">
          <text:p text:style-name="P3"><text:span text:style-name="T2">{PositionPid,{Speed,Heading}}</text:span></text:p>
          <draw:enhanced-geometry svg:viewBox="0 0 21600 21600" draw:glue-points="10800 0 0 10800 10800 21600 21600 10800 ?f40 ?f41" draw:text-areas="0 0 21600 21600" draw:type="rectangular-callout" draw:modifiers="22262.7822789174 29127.635960044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 draw:text-style-name="P1" draw:layer="layout" svg:width="2cm" svg:height="1.2cm" svg:x="4.4cm" svg:y="6.7cm">
          <text:p text:style-name="P1">P</text:p>
          <text:p text:style-name="P1"><text:span text:style-name="T3">Is for pos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xml:id="id4" draw:id="id4" draw:layer="layout" svg:width="1.4cm" svg:height="2.1cm" svg:x="16.4cm" svg:y="5.1cm">
          <text:p/>
          <draw:enhanced-geometry svg:viewBox="0 0 21600 21600" draw:text-areas="0 0 21600 21600" draw:mirror-vertical="true" draw:type="circular-arrow" draw:modifiers="-92.717196305527 151.556135625963 7829.0274501738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 draw:text-style-name="P2" xml:id="id3" draw:id="id3" draw:layer="layout" svg:width="2.4cm" svg:height="0.6cm" svg:x="6.6cm" svg:y="6.4cm">
          <text:p text:style-name="P1"><text:span text:style-name="T1">{ok,updated}</text:span></text:p>
          <draw:enhanced-geometry svg:viewBox="0 0 21600 21600" draw:glue-points="10800 0 0 10800 10800 21600 21600 10800 ?f40 ?f41" draw:text-areas="0 0 21600 21600" draw:type="rectangular-callout" draw:modifiers="494.793835901708 32885.19134775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4" draw:text-style-name="P1" draw:layer="layout" svg:x1="9cm" svg:y1="6.7cm" svg:x2="17.1cm" svg:y2="7.2cm" draw:start-shape="id3" draw:start-glue-point="7" draw:end-shape="id4" draw:end-glue-point="0" svg:d="m9000 6700h3666v1001h4434v-501" svg:viewBox="0 0 8101 1002">
          <text:p/>
        </draw:connector>
        <draw:connector draw:style-name="gr4" draw:text-style-name="P1" draw:layer="layout" draw:line-skew="0.199cm" svg:x1="7cm" svg:y1="5.65cm" svg:x2="5.8cm" svg:y2="5.7cm" draw:start-shape="id5" draw:start-glue-point="5" draw:end-shape="id6" draw:end-glue-point="1" svg:d="m7000 5650h-400v50h-800" svg:viewBox="0 0 1201 51">
          <text:p/>
        </draw:connector>
        <draw:custom-shape draw:style-name="gr1" draw:text-style-name="P1" draw:layer="layout" svg:width="3.6cm" svg:height="0.5cm" svg:x="13.3cm" svg:y="8.6cm">
          <text:p text:style-name="P1">activat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xml:id="id8" draw:id="id8" draw:layer="layout" svg:width="0.7cm" svg:height="1.2cm" svg:x="14.7cm" svg:y="7.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2" xml:id="id7" draw:id="id7" draw:layer="layout" svg:width="4.8cm" svg:height="0.5cm" svg:x="6.944cm" svg:y="7.665cm">
          <text:p text:style-name="P2"><text:span text:style-name="T1">{noise{Weight,OwnPid}}</text:span></text:p>
          <draw:enhanced-geometry svg:viewBox="0 0 21600 21600" draw:glue-points="10800 0 0 10800 10800 21600 21600 10800 ?f40 ?f41" draw:text-areas="0 0 21600 21600" draw:type="rectangular-callout" draw:modifiers="-3045.86544469902 4182.0359281437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4" draw:text-style-name="P1" draw:layer="layout" svg:x1="11.744cm" svg:y1="7.915cm" svg:x2="14.7cm" svg:y2="7.9cm" draw:start-shape="id7" draw:start-glue-point="7" draw:end-shape="id8" draw:end-glue-point="3" svg:d="m11744 7915h1479v-15h1477" svg:viewBox="0 0 2957 16">
          <text:p/>
        </draw:connector>
        <draw:custom-shape draw:style-name="gr2" draw:text-style-name="P2" xml:id="id16" draw:id="id16" draw:layer="layout" svg:width="5.2cm" svg:height="0.5cm" svg:x="7.5cm" svg:y="8.3cm">
          <text:p text:style-name="P2"><text:span text:style-name="T1">{PositionPid,{Speed,Heading}}</text:span></text:p>
          <draw:enhanced-geometry svg:viewBox="0 0 21600 21600" draw:glue-points="10800 0 0 10800 10800 21600 21600 10800 ?f40 ?f41" draw:text-areas="0 0 21600 21600" draw:type="rectangular-callout" draw:modifiers="23547.7792732167 28110.17964071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3" draw:layer="layout" svg:width="5.8cm" svg:height="0.9cm" svg:x="7cm" svg:y="5.2cm">
          <text:p text:style-name="P3"><text:span text:style-name="T2">{PositionPid,{Speed,Heading}}</text:span></text:p>
          <draw:enhanced-geometry svg:viewBox="0 0 21600 21600" draw:glue-points="10800 0 0 10800 10800 21600 21600 10800 ?f40 ?f41" draw:text-areas="0 0 21600 21600" draw:type="rectangular-callout" draw:modifiers="22262.7822789174 29127.635960044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 draw:text-style-name="P1" draw:layer="layout" svg:width="4.2cm" svg:height="0.8cm" svg:x="13cm" svg:y="9.8cm">
          <text:p text:style-name="P1">wait_activat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0.7cm" svg:height="0.5cm" svg:x="14.7cm" svg:y="9.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 draw:text-style-name="P1" draw:layer="layout" svg:width="3.6cm" svg:height="0.5cm" svg:x="13.3cm" svg:y="8.6cm">
          <text:p text:style-name="P1">activat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 draw:layer="layout" draw:line-skew="-0.401cm" svg:x1="10cm" svg:y1="9.9cm" svg:x2="17.3cm" svg:y2="10.6cm" draw:start-shape="id9" draw:start-glue-point="7" draw:end-shape="id10" draw:end-glue-point="0" svg:d="m10000 9900h2900v1201h4400v-501" svg:viewBox="0 0 7301 1202">
          <text:p/>
        </draw:connector>
        <draw:custom-shape draw:style-name="gr6" draw:text-style-name="P1" xml:id="id10" draw:id="id10" draw:layer="layout" svg:width="1.4cm" svg:height="2.1cm" svg:x="16.6cm" svg:y="8.5cm">
          <text:p/>
          <draw:enhanced-geometry svg:viewBox="0 0 21600 21600" draw:text-areas="0 0 21600 21600" draw:mirror-vertical="true" draw:type="circular-arrow" draw:modifiers="-95.4565436883804 94.8328417021268 8692.493866548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 draw:text-style-name="P1" draw:layer="layout" svg:width="3.1cm" svg:height="0.9cm" svg:x="13.8cm" svg:y="11.4cm">
          <text:p text:style-name="P1">hunt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xml:id="id12" draw:id="id12" draw:layer="layout" svg:width="0.9cm" svg:height="0.8cm" svg:x="14.6cm" svg:y="1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2" xml:id="id11" draw:id="id11" draw:layer="layout" svg:width="2.7cm" svg:height="0.5cm" svg:x="4.3cm" svg:y="9.5cm">
          <text:p text:style-name="P1"><text:span text:style-name="T1">{smell,OwnPid}</text:span></text:p>
          <draw:enhanced-geometry svg:viewBox="0 0 21600 21600" draw:glue-points="10800 0 0 10800 10800 21600 21600 10800 ?f40 ?f41" draw:text-areas="0 0 21600 21600" draw:type="rectangular-callout" draw:modifiers="-4998.14883376527 -25566.467065868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4" draw:text-style-name="P1" draw:layer="layout" draw:line-skew="-3.601cm" svg:x1="7cm" svg:y1="9.75cm" svg:x2="14.6cm" svg:y2="10.9cm" draw:start-shape="id11" draw:start-glue-point="7" draw:end-shape="id12" draw:end-glue-point="3" svg:d="m7000 9750h200v1150h7400" svg:viewBox="0 0 7601 1151">
          <text:p/>
        </draw:connector>
        <draw:custom-shape draw:style-name="gr7" draw:text-style-name="P2" xml:id="id17" draw:id="id17" draw:layer="layout" svg:width="3.2cm" svg:height="0.5cm" svg:x="1.3cm" svg:y="12.2cm">
          <text:p text:style-name="P2"><text:span text:style-name="T1">{contact,OwnPid}</text:span></text:p>
          <draw:enhanced-geometry svg:viewBox="0 0 21600 21600" draw:glue-points="10800 0 0 10800 10800 21600 21600 10800 ?f40 ?f41" draw:text-areas="0 0 21600 21600" draw:type="rectangular-callout" draw:modifiers="5209.37207122774 -134342.5149700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 draw:text-style-name="P1" draw:layer="layout" svg:width="3.5cm" svg:height="1.1cm" svg:x="13.6cm" svg:y="13.1cm">
          <text:p text:style-name="P1">wait_hunt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0.8cm" svg:height="0.8cm" svg:x="14.9cm" svg:y="1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2" xml:id="id13" draw:id="id13" draw:layer="layout" svg:width="5.2cm" svg:height="0.5cm" svg:x="7.7cm" svg:y="11.3cm">
          <text:p text:style-name="P2"><text:span text:style-name="T1">{PositionPid,{Speed,Heading}}</text:span></text:p>
          <draw:enhanced-geometry svg:viewBox="0 0 21600 21600" draw:glue-points="10800 0 0 10800 10800 21600 21600 10800 ?f40 ?f41" draw:text-areas="0 0 21600 21600" draw:type="rectangular-callout" draw:modifiers="23547.7792732167 28110.17964071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4" draw:text-style-name="P1" draw:layer="layout" svg:x1="7.7cm" svg:y1="11.55cm" svg:x2="3.3cm" svg:y2="9.1cm" draw:start-shape="id13" draw:start-glue-point="5" draw:end-shape="id6" draw:end-glue-point="2" svg:d="m7700 11550h-4400v-2450" svg:viewBox="0 0 4401 2451">
          <text:p/>
        </draw:connector>
        <draw:custom-shape draw:style-name="gr2" draw:text-style-name="P2" xml:id="id14" draw:id="id14" draw:layer="layout" svg:width="2.4cm" svg:height="0.6cm" svg:x="5cm" svg:y="11.7cm">
          <text:p text:style-name="P1"><text:span text:style-name="T1">{ok,updated}</text:span></text:p>
          <draw:enhanced-geometry svg:viewBox="0 0 21600 21600" draw:glue-points="10800 0 0 10800 10800 21600 21600 10800 ?f40 ?f41" draw:text-areas="0 0 21600 21600" draw:type="rectangular-callout" draw:modifiers="-13512.3698458975 -82410.64891846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4" draw:text-style-name="P1" draw:layer="layout" svg:x1="7.4cm" svg:y1="12cm" svg:x2="17.3cm" svg:y2="14cm" draw:start-shape="id14" draw:start-glue-point="7" draw:end-shape="id15" draw:end-glue-point="0" svg:d="m7400 12000h4601v2501h5299v-501" svg:viewBox="0 0 9901 2502">
          <text:p/>
        </draw:connector>
        <draw:connector draw:style-name="gr4" draw:text-style-name="P1" draw:layer="layout" svg:x1="7.5cm" svg:y1="8.55cm" svg:x2="4.909cm" svg:y2="8.54cm" draw:start-shape="id16" draw:start-glue-point="5" svg:d="m7500 8550h-1555v-10h-1036" svg:viewBox="0 0 2592 11">
          <text:p/>
        </draw:connector>
        <draw:custom-shape draw:style-name="gr2" draw:text-style-name="P2" xml:id="id9" draw:id="id9" draw:layer="layout" svg:width="2.4cm" svg:height="0.6cm" svg:x="7.6cm" svg:y="9.6cm">
          <text:p text:style-name="P1"><text:span text:style-name="T1">{ok,updated}</text:span></text:p>
          <draw:enhanced-geometry svg:viewBox="0 0 21600 21600" draw:glue-points="10800 0 0 10800 10800 21600 21600 10800 ?f40 ?f41" draw:text-areas="0 0 21600 21600" draw:type="rectangular-callout" draw:modifiers="-12702.7072053311 -63470.216306156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 xml:id="id15" draw:id="id15" draw:layer="layout" svg:width="1.4cm" svg:height="2.1cm" svg:x="16.6cm" svg:y="11.9cm">
          <text:p/>
          <draw:enhanced-geometry svg:viewBox="0 0 21600 21600" draw:text-areas="0 0 21600 21600" draw:mirror-vertical="true" draw:type="circular-arrow" draw:modifiers="-95.4565436883804 94.8328417021268 8692.493866548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1" xml:id="id18" draw:id="id18" draw:layer="layout" svg:width="1.7cm" svg:height="1.6cm" svg:x="12.2cm" svg:y="14.1cm">
          <text:p/>
          <draw:enhanced-geometry svg:viewBox="0 0 841 854" draw:mirror-horizontal="true" draw:mirror-vertical="false" draw:type="non-primitive" draw:enhanced-path="M 517 247 L 517 415 264 415 264 0 0 0 0 680 517 680 517 854 841 547 517 247 Z N"/>
        </draw:custom-shape>
        <draw:custom-shape draw:style-name="gr1" draw:text-style-name="P1" draw:layer="layout" svg:width="1.7cm" svg:height="1cm" svg:x="10.4cm" svg:y="14.7cm">
          <text:p text:style-name="P1">eat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 draw:layer="layout" draw:line-skew="0.799cm" svg:x1="2.9cm" svg:y1="12.7cm" svg:x2="13.05cm" svg:y2="14.1cm" draw:start-shape="id17" draw:end-shape="id18" draw:end-glue-point="0" svg:d="m2900 12700v1500h10150v-100" svg:viewBox="0 0 10151 15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ake </meta:initial-creator>
    <meta:creation-date>2014-10-17T19:44:46.916492076</meta:creation-date>
    <dc:date>2014-10-17T20:36:31.580234100</dc:date>
    <dc:creator>jake </dc:creator>
    <meta:editing-duration>PT5M21S</meta:editing-duration>
    <meta:editing-cycles>1</meta:editing-cycles>
    <meta:document-statistic meta:object-count="43"/>
    <meta:generator>LibreOffice/4.1.3.2$Linux_X86_64 LibreOffice_project/410m0$Build-2</meta:generator>
  </office:meta>
</office:document-meta>
</file>